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ice Powerline" svg:font-family="'Anonymice Powerlin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Anonymice Powerli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296cm" svg:height="2.53cm" svg:x="1.635cm" svg:y="8.757cm">
          <text:p text:style-name="P1">Spout</text:p>
          <text:p text:style-name="P1">(<text:span text:style-name="T1">dat</text:span>)</text:p>
          <draw:enhanced-geometry svg:viewBox="0 0 21600 21600" draw:mirror-horizontal="false" draw:mirror-vertical="false" draw:text-areas="0 0 21600 21600" draw:type="pentagon-right" draw:modifiers="18749.34012502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2" draw:id="id2" draw:layer="layout" svg:width="4.801cm" svg:height="2.53cm" svg:x="7.731cm" svg:y="8.757cm">
          <text:p text:style-name="P1">Bolt 1</text:p>
          <text:p text:style-name="P1">(<text:span text:style-name="T1">get.sum</text:span><text:span text:style-name="T1">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673cm" svg:height="2.53cm" svg:x="7.757cm" svg:y="4.566cm">
          <text:p text:style-name="P1">Hash</text:p>
          <text:p text:style-name="P1">(<text:span text:style-name="T1">current.sum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3" draw:id="id3" draw:layer="layout" svg:width="4.801cm" svg:height="2.53cm" svg:x="14.233cm" svg:y="8.747cm">
          <text:p text:style-name="P1">Bolt 2</text:p>
          <text:p text:style-name="P1">(<text:span text:style-name="T1">track.sum</text:span><text:span text:style-name="T1">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.673cm" svg:height="2.53cm" svg:x="14.335cm" svg:y="4.566cm">
          <text:p text:style-name="P1">Tracker</text:p>
          <text:p text:style-name="P1">(<text:span text:style-name="T1">track</text:span><text:span text:style-name="T1">.sum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line" svg:x1="5.931cm" svg:y1="10.022cm" svg:x2="7.731cm" svg:y2="10.022cm" draw:start-shape="id1" draw:start-glue-point="1" draw:end-shape="id2" draw:end-glue-point="3" svg:d="M5931 10022h1800" svg:viewBox="0 0 1801 1">
          <text:p/>
        </draw:connector>
        <draw:connector draw:style-name="gr3" draw:text-style-name="P1" draw:layer="layout" draw:type="line" svg:x1="12.532cm" svg:y1="10.022cm" svg:x2="14.233cm" svg:y2="10.012cm" draw:start-shape="id2" draw:start-glue-point="1" draw:end-shape="id3" draw:end-glue-point="3" svg:d="M12532 10022l1701-10" svg:viewBox="0 0 1702 11">
          <text:p/>
        </draw:connector>
        <draw:connector draw:style-name="gr3" draw:text-style-name="P1" draw:layer="layout" draw:type="line" svg:x1="16.633cm" svg:y1="8.747cm" svg:x2="16.672cm" svg:y2="7.096cm" draw:start-shape="id3" draw:start-glue-point="0" draw:end-shape="id4" draw:end-glue-point="7" svg:d="M16633 8747l39-1651" svg:viewBox="0 0 40 1652">
          <text:p/>
        </draw:connector>
        <draw:connector draw:style-name="gr4" draw:text-style-name="P1" draw:layer="layout" draw:type="line" svg:x1="10.131cm" svg:y1="8.757cm" svg:x2="10.094cm" svg:y2="7.096cm" draw:start-shape="id2" draw:start-glue-point="0" draw:end-shape="id5" draw:end-glue-point="7" svg:d="M10131 8757l-37-1661" svg:viewBox="0 0 38 16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onymice Powerline" svg:font-family="'Anonymice Powerlin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7:46:06.205518142</meta:creation-date>
    <dc:date>2015-06-08T17:50:20.936246586</dc:date>
    <meta:editing-duration>P0D</meta:editing-duration>
    <meta:editing-cycles>1</meta:editing-cycles>
    <meta:document-statistic meta:object-count="9"/>
    <meta:generator>LibreOffice/4.2.8.2$Linux_X86_64 LibreOffice_project/420m0$Build-2</meta:generator>
  </office:meta>
</office:document-meta>
</file>